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text-properties officeooo:paragraph-rsid="003ca4a0"/>
    </style:style>
    <style:style style:name="P2" style:family="paragraph" style:parent-style-name="Text_20_body">
      <style:text-properties officeooo:rsid="005384c6" officeooo:paragraph-rsid="005384c6"/>
    </style:style>
    <style:style style:name="P3" style:family="paragraph" style:parent-style-name="Text_20_body">
      <style:text-properties fo:font-weight="normal" officeooo:rsid="0078764c" officeooo:paragraph-rsid="0078764c" style:font-weight-asian="normal" style:font-weight-complex="normal"/>
    </style:style>
    <style:style style:name="P4" style:family="paragraph" style:parent-style-name="Text_20_body">
      <style:text-properties officeooo:rsid="00774d37" officeooo:paragraph-rsid="00774d37"/>
    </style:style>
    <style:style style:name="P5" style:family="paragraph" style:parent-style-name="Text_20_body">
      <style:text-properties officeooo:rsid="0078764c" officeooo:paragraph-rsid="0078764c"/>
    </style:style>
    <style:style style:name="P6" style:family="paragraph" style:parent-style-name="Text_20_body">
      <style:text-properties fo:font-weight="bold" officeooo:rsid="0078764c" officeooo:paragraph-rsid="0078764c" style:font-weight-asian="bold" style:font-weight-complex="bold"/>
    </style:style>
    <style:style style:name="P7" style:family="paragraph" style:parent-style-name="Standard">
      <style:text-properties officeooo:rsid="005384c6" officeooo:paragraph-rsid="005031b1"/>
    </style:style>
    <style:style style:name="P8" style:family="paragraph" style:parent-style-name="Standard">
      <style:text-properties fo:font-weight="normal" officeooo:rsid="00774d37" officeooo:paragraph-rsid="00774d37" style:font-weight-asian="normal" style:font-weight-complex="normal"/>
    </style:style>
    <style:style style:name="P9" style:family="paragraph" style:parent-style-name="Standard">
      <style:text-properties officeooo:rsid="00774d37" officeooo:paragraph-rsid="00774d37"/>
    </style:style>
    <style:style style:name="P10" style:family="paragraph" style:parent-style-name="Standard">
      <style:text-properties fo:font-weight="bold" officeooo:rsid="00774d37" officeooo:paragraph-rsid="00774d37" style:font-weight-asian="bold" style:font-weight-complex="bold"/>
    </style:style>
    <style:style style:name="P11" style:family="paragraph" style:parent-style-name="Preformatted_20_Text">
      <style:text-properties officeooo:rsid="005031b1" officeooo:paragraph-rsid="005031b1"/>
    </style:style>
    <style:style style:name="P12" style:family="paragraph" style:parent-style-name="Preformatted_20_Text">
      <style:paragraph-properties fo:margin-left="0.72cm" fo:margin-right="0cm" fo:text-indent="0cm" style:auto-text-indent="false"/>
      <style:text-properties officeooo:rsid="005031b1" officeooo:paragraph-rsid="00506b83"/>
    </style:style>
    <style:style style:name="P13" style:family="paragraph" style:parent-style-name="Preformatted_20_Text">
      <style:paragraph-properties fo:margin-left="1.27cm" fo:margin-right="0cm" fo:text-indent="0cm" style:auto-text-indent="false"/>
      <style:text-properties officeooo:rsid="00774d37" officeooo:paragraph-rsid="00774d37"/>
    </style:style>
    <style:style style:name="P14" style:family="paragraph" style:parent-style-name="Standard">
      <style:text-properties fo:color="#800000"/>
    </style:style>
    <style:style style:name="P15" style:family="paragraph" style:parent-style-name="Standard" style:list-style-name="L1">
      <style:text-properties fo:color="#800000" officeooo:rsid="003726d3" officeooo:paragraph-rsid="003726d3"/>
    </style:style>
    <style:style style:name="P16" style:family="paragraph" style:parent-style-name="Standard">
      <style:text-properties fo:color="#800000" officeooo:rsid="005031b1" officeooo:paragraph-rsid="005031b1"/>
    </style:style>
    <style:style style:name="P17" style:family="paragraph" style:parent-style-name="Standard">
      <style:text-properties fo:color="#800000" officeooo:rsid="005384c6" officeooo:paragraph-rsid="005384c6"/>
    </style:style>
    <style:style style:name="P18" style:family="paragraph" style:parent-style-name="Standard">
      <style:text-properties fo:color="#800000" style:font-name="Liberation Mono" fo:font-size="10pt" officeooo:paragraph-rsid="003ca4a0" style:font-name-asian="NSimSun" style:font-size-asian="10pt" style:font-name-complex="Liberation Mono" style:font-size-complex="10pt"/>
    </style:style>
    <style:style style:name="P19" style:family="paragraph" style:parent-style-name="Standard">
      <style:text-properties fo:color="#800000" officeooo:rsid="00520bb2" officeooo:paragraph-rsid="00520bb2"/>
    </style:style>
    <style:style style:name="P20" style:family="paragraph" style:parent-style-name="Standard">
      <style:text-properties fo:color="#800000" fo:font-weight="normal" officeooo:rsid="0053fc7e" officeooo:paragraph-rsid="0053fc7e" style:font-weight-asian="normal" style:font-weight-complex="normal"/>
    </style:style>
    <style:style style:name="P21" style:family="paragraph" style:parent-style-name="Standard">
      <style:text-properties fo:color="#800000" officeooo:rsid="00511a3d" officeooo:paragraph-rsid="00511a3d"/>
    </style:style>
    <style:style style:name="P22" style:family="paragraph" style:parent-style-name="Standard">
      <style:paragraph-properties fo:margin-left="0cm" fo:margin-right="0cm" fo:text-indent="0cm" style:auto-text-indent="false"/>
      <style:text-properties fo:color="#800000" officeooo:rsid="00506b83" officeooo:paragraph-rsid="00506b83"/>
    </style:style>
    <style:style style:name="P23" style:family="paragraph" style:parent-style-name="Heading_20_1">
      <style:text-properties officeooo:rsid="00774d37"/>
    </style:style>
    <style:style style:name="P24" style:family="paragraph" style:parent-style-name="Heading_20_1">
      <style:text-properties fo:color="#800000"/>
    </style:style>
    <style:style style:name="P25" style:family="paragraph" style:parent-style-name="Heading_20_3">
      <style:text-properties fo:color="#800000"/>
    </style:style>
    <style:style style:name="P26" style:family="paragraph" style:parent-style-name="Heading_20_3">
      <style:text-properties fo:color="#800000" officeooo:paragraph-rsid="005384c6"/>
    </style:style>
    <style:style style:name="P27" style:family="paragraph" style:parent-style-name="Preformatted_20_Text">
      <style:text-properties fo:color="#800000" officeooo:rsid="005031b1" officeooo:paragraph-rsid="005031b1"/>
    </style:style>
    <style:style style:name="P28" style:family="paragraph" style:parent-style-name="Preformatted_20_Text">
      <style:text-properties fo:color="#800000" officeooo:paragraph-rsid="003ca4a0"/>
    </style:style>
    <style:style style:name="P29" style:family="paragraph" style:parent-style-name="Preformatted_20_Text">
      <style:paragraph-properties fo:margin-top="0cm" fo:margin-bottom="0.499cm" loext:contextual-spacing="false"/>
      <style:text-properties fo:color="#800000" officeooo:paragraph-rsid="003ca4a0"/>
    </style:style>
    <style:style style:name="P30" style:family="paragraph" style:parent-style-name="Preformatted_20_Text">
      <style:paragraph-properties fo:margin-left="0.72cm" fo:margin-right="0cm" fo:text-indent="0cm" style:auto-text-indent="false"/>
      <style:text-properties fo:color="#800000"/>
    </style:style>
    <style:style style:name="P31" style:family="paragraph" style:parent-style-name="Preformatted_20_Text">
      <style:paragraph-properties fo:margin-left="0.72cm" fo:margin-right="0cm" fo:text-indent="0cm" style:auto-text-indent="false"/>
      <style:text-properties fo:color="#800000" officeooo:rsid="005031b1" officeooo:paragraph-rsid="00506b83"/>
    </style:style>
    <style:style style:name="P32" style:family="paragraph" style:parent-style-name="Preformatted_20_Text">
      <style:paragraph-properties fo:margin-left="0.72cm" fo:margin-right="0cm" fo:text-indent="0cm" style:auto-text-indent="false"/>
      <style:text-properties fo:color="#800000" officeooo:rsid="005031b1" officeooo:paragraph-rsid="005031b1"/>
    </style:style>
    <style:style style:name="P33" style:family="paragraph" style:parent-style-name="Preformatted_20_Text">
      <style:paragraph-properties fo:margin-left="0.72cm" fo:margin-right="0cm" fo:text-indent="0cm" style:auto-text-indent="false"/>
      <style:text-properties fo:color="#800000" officeooo:rsid="005031b1" officeooo:paragraph-rsid="00511a3d"/>
    </style:style>
    <style:style style:name="P34" style:family="paragraph" style:parent-style-name="Preformatted_20_Text">
      <style:paragraph-properties fo:margin-left="0.72cm" fo:margin-right="0cm" fo:text-indent="0cm" style:auto-text-indent="false"/>
      <style:text-properties fo:color="#800000" officeooo:rsid="00511a3d" officeooo:paragraph-rsid="00511a3d"/>
    </style:style>
    <style:style style:name="P35" style:family="paragraph" style:parent-style-name="Heading_20_2">
      <style:text-properties fo:color="#800000"/>
    </style:style>
    <style:style style:name="P36" style:family="paragraph" style:parent-style-name="Heading_20_2">
      <style:text-properties fo:color="#800000" officeooo:rsid="005384c6" officeooo:paragraph-rsid="005384c6"/>
    </style:style>
    <style:style style:name="P37" style:family="paragraph" style:parent-style-name="Heading_20_2">
      <style:text-properties fo:color="#800000" officeooo:rsid="005031b1" officeooo:paragraph-rsid="005031b1"/>
    </style:style>
    <style:style style:name="P38" style:family="paragraph" style:parent-style-name="Text_20_body">
      <style:text-properties fo:font-weight="bold" officeooo:paragraph-rsid="0078764c"/>
    </style:style>
    <style:style style:name="P39" style:family="paragraph" style:parent-style-name="Text_20_body">
      <style:text-properties fo:color="#800000" officeooo:rsid="005384c6" officeooo:paragraph-rsid="005384c6"/>
    </style:style>
    <style:style style:name="P40" style:family="paragraph" style:parent-style-name="Text_20_body">
      <style:text-properties fo:color="#800000" officeooo:rsid="005031b1" officeooo:paragraph-rsid="005031b1"/>
    </style:style>
    <style:style style:name="P41" style:family="paragraph" style:parent-style-name="Text_20_body" style:list-style-name="L1">
      <style:paragraph-properties fo:margin-top="0cm" fo:margin-bottom="0cm" loext:contextual-spacing="false"/>
      <style:text-properties fo:color="#800000" officeooo:rsid="003726d3" officeooo:paragraph-rsid="003726d3"/>
    </style:style>
    <style:style style:name="P42" style:family="paragraph" style:parent-style-name="Text_20_body">
      <style:paragraph-properties fo:margin-top="0cm" fo:margin-bottom="0cm" loext:contextual-spacing="false"/>
      <style:text-properties fo:color="#800000" officeooo:rsid="003c1fab" officeooo:paragraph-rsid="003c1fab"/>
    </style:style>
    <style:style style:name="P43" style:family="paragraph" style:parent-style-name="Text_20_body">
      <style:paragraph-properties fo:margin-top="0cm" fo:margin-bottom="0.499cm" loext:contextual-spacing="false"/>
      <style:text-properties fo:color="#800000" fo:font-weight="normal" officeooo:rsid="005384c6" officeooo:paragraph-rsid="005384c6" style:font-weight-asian="normal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53fc7e" style:font-weight-asian="bold" style:font-weight-complex="bold"/>
    </style:style>
    <style:style style:name="T3" style:family="text">
      <style:text-properties officeooo:rsid="0038dbfe"/>
    </style:style>
    <style:style style:name="T4" style:family="text">
      <style:text-properties officeooo:rsid="003c1fab"/>
    </style:style>
    <style:style style:name="T5" style:family="text">
      <style:text-properties officeooo:rsid="003ca4a0"/>
    </style:style>
    <style:style style:name="T6" style:family="text">
      <style:text-properties officeooo:rsid="005031b1"/>
    </style:style>
    <style:style style:name="T7" style:family="text">
      <style:text-properties officeooo:rsid="00506b83"/>
    </style:style>
    <style:style style:name="T8" style:family="text">
      <style:text-properties officeooo:rsid="005384c6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fo:font-weight="normal" officeooo:rsid="0053fc7e" style:font-weight-asian="normal" style:font-weight-complex="normal"/>
    </style:style>
    <style:style style:name="T11" style:family="text">
      <style:text-properties fo:font-weight="normal" officeooo:rsid="007a54a4" style:font-weight-asian="normal" style:font-weight-complex="normal"/>
    </style:style>
    <style:style style:name="T12" style:family="text">
      <style:text-properties officeooo:rsid="0053fc7e"/>
    </style:style>
    <style:style style:name="T13" style:family="text">
      <style:text-properties officeooo:rsid="007a54a4"/>
    </style:style>
    <style:style style:name="T14" style:family="text">
      <style:text-properties fo:color="#80000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056987097187950976" text:style-name="Outline">
        <text:list-item>
          <text:h text:style-name="P24" text:outline-level="1"><text:bookmark-start text:name="__RefHeading___Toc1190_815117843"/>Windows Builds<text:bookmark-end text:name="__RefHeading___Toc1190_815117843"/></text:h>
        </text:list-item>
      </text:list>
      <text:list xml:id="list1938844913769908699" text:style-name="L1">
        <text:list-item>
          <text:p text:style-name="P15">Dot not create Windows VMs using Windows Enterprise because they do not get upgraded to Windows 10. Windows <text:span text:style-name="T3">anything-but-Enterprise </text:span>will get upgraded automatically.</text:p>
        </text:list-item>
        <text:list-item>
          <text:p text:style-name="P15">To enable Remote Desktop to virtual machines you need to go into Control Panel (in the VM itself) and enable Remote Desktop. Remote Assistance can be disabled. </text:p>
        </text:list-item>
        <text:list-item>
          <text:p text:style-name="P41">When using RDP to connect to a VM, to specify no domain, as for a Linux box, enter the user name as "\phil" </text:p>
        </text:list-item>
        <text:list-item>
          <text:p text:style-name="P41">Setup a fixed IP for a VM by reserving its MAC address on the router <text:span text:style-name="T4">and adding it to C:\Windows\Sy</text:span>.<text:span text:style-name="T4">stem32\drivers\etc\hosts</text:span> <text:span text:style-name="T4">If you don't do this it may not be accessible by RDP.</text:span></text:p>
        </text:list-item>
      </text:list>
      <text:p text:style-name="P42"/>
      <text:list xml:id="list150416583525522" text:continue-list="list5056987097187950976" text:style-name="Outline">
        <text:list-item>
          <text:list>
            <text:list-item>
              <text:h text:style-name="P35" text:outline-level="2"><text:bookmark-start text:name="__RefHeading___Toc1192_815117843"/>Environment Variables <text:span text:style-name="T8">and Misc Setup</text:span><text:bookmark-end text:name="__RefHeading___Toc1192_815117843"/></text:h>
            </text:list-item>
          </text:list>
        </text:list-item>
      </text:list>
      <text:p text:style-name="P16">Assuming you will be installing Cygwin, it is necessary to create only one environment variable:</text:p>
      <text:p text:style-name="P16"/>
      <text:p text:style-name="P11"><text:span text:style-name="T14"><text:tab/>CYGROOT = </text:span><text:a xlink:type="simple" xlink:href="../../../../../Cygwin" text:style-name="Internet_20_link" text:visited-style-name="Visited_20_Internet_20_Link">C:\Cygwin</text:a></text:p>
      <text:p text:style-name="P27"/>
      <text:p text:style-name="P16">This is used by some configuration settings in ConEmu.xml. It is not usually necessary to specify a HOME environment variable as most things are capable of working it out by themselves. However, on a corporate network Windows may think your HOME directory is on a network drive. In such cases, you will want to specify (for example):</text:p>
      <text:p text:style-name="P16"/>
      <text:p text:style-name="P27"><text:tab/>HOME = C:\Users\pdaniels</text:p>
      <text:p text:style-name="P7"/>
      <text:list xml:id="list150417542055696" text:continue-numbering="true" text:style-name="Outline">
        <text:list-item>
          <text:list>
            <text:list-item>
              <text:h text:style-name="P35" text:outline-level="2"><text:bookmark-start text:name="__RefHeading___Toc1194_815117843"/>Install / <text:span text:style-name="T6">Upgrade </text:span>Cygwin<text:bookmark-end text:name="__RefHeading___Toc1194_815117843"/></text:h>
            </text:list-item>
          </text:list>
        </text:list-item>
      </text:list>
      <text:p text:style-name="P16">We need to install Cygwin first in order to get Git. Run this from an elevated command prompt:</text:p>
      <text:p text:style-name="P16"/>
      <text:p text:style-name="P30">REM To install cygwin<text:line-break/>@powershell -NoProfile -ExecutionPolicy unrestricted -Command "iex ((new-object net.webclient).DownloadString('https://raw.githubusercontent.com/philipdaniels/dotfiles/master/setup_cygwin.ps1'))"<text:line-break/></text:p>
      <text:p text:style-name="P16">This will install all my usual Cygwin tools, including git, X and Emacs. <text:span text:style-name="T7">To upgrade Cygwin, just run from a PS prompt:</text:span></text:p>
      <text:p text:style-name="P31"><text:soft-page-break/></text:p>
      <text:p text:style-name="P31">./<text:span text:style-name="T7">setup_cygwin.ps1</text:span></text:p>
      <text:p text:style-name="P31"/>
      <text:p text:style-name="P22">See <text:span text:style-name="T1">update_cygwin_packages.sh</text:span> to update the list of installed packages. Also see <text:span text:style-name="T1">cygwin_mirror_test.pl</text:span> to find the fastest Cygwin mirror.</text:p>
      <text:list xml:id="list150416335885735" text:continue-numbering="true" text:style-name="Outline">
        <text:list-item>
          <text:list>
            <text:list-item>
              <text:list>
                <text:list-item>
                  <text:h text:style-name="P25" text:outline-level="3"><text:bookmark-start text:name="__RefHeading___Toc1200_815117843"/>Optional Cygwin Steps<text:bookmark-end text:name="__RefHeading___Toc1200_815117843"/></text:h>
                </text:list-item>
              </text:list>
            </text:list-item>
          </text:list>
        </text:list-item>
      </text:list>
      <text:p text:style-name="P14">If you want to use Cygwin Emacs from Windows, there <text:span text:style-name="T12">is a file called </text:span><text:span text:style-name="T2">editwith.reg </text:span><text:span text:style-name="T10">in the emacs folder which will add a context menu item.</text:span></text:p>
      <text:p text:style-name="P20">The Visual Studio folder contains a PowerShell script to install Visual Studio snippets.</text:p>
      <text:p text:style-name="P12"/>
      <text:list xml:id="list150416493725813" text:continue-numbering="true" text:style-name="Outline">
        <text:list-item>
          <text:list>
            <text:list-item>
              <text:h text:style-name="P37" text:outline-level="2"><text:bookmark-start text:name="__RefHeading___Toc1196_815117843"/>Clone This Repository<text:bookmark-end text:name="__RefHeading___Toc1196_815117843"/></text:h>
            </text:list-item>
          </text:list>
        </text:list-item>
      </text:list>
      <text:p text:style-name="P40">Open a Cygwin prompt and get all the dotfiles materials locally:</text:p>
      <text:p text:style-name="P32">cd</text:p>
      <text:p text:style-name="P32">mkdir repos</text:p>
      <text:p text:style-name="P32">cd repos</text:p>
      <text:p text:style-name="P32">git clone git@github.com:PhilipDaniels/dotfiles.git</text:p>
      <text:p text:style-name="P32"/>
      <text:p text:style-name="P19">You should then run the script <text:span text:style-name="T1">00install.sh</text:span> to create my .bashrc, Emacs environment etc.</text:p>
      <text:p text:style-name="P19"/>
      <text:list xml:id="list150416579280026" text:continue-numbering="true" text:style-name="Outline">
        <text:list-item>
          <text:list>
            <text:list-item>
              <text:h text:style-name="P35" text:outline-level="2"><text:bookmark-start text:name="__RefHeading___Toc1202_815117843"/>Install / Upgrade Chocolatey<text:bookmark-end text:name="__RefHeading___Toc1202_815117843"/></text:h>
            </text:list-item>
          </text:list>
        </text:list-item>
      </text:list>
      <text:p text:style-name="P21">From an elevated PowerShell prompt:</text:p>
      <text:p text:style-name="P21"/>
      <text:p text:style-name="P33">./<text:span text:style-name="T7">setup_choco.ps1</text:span></text:p>
      <text:p text:style-name="P16"/>
      <text:p text:style-name="P21">This will install chocolatey itself, and a large list of programs. Exactly what is installed depends on whether this is a home or a work machine (see the script). To upgrade all chocolatey apps, do</text:p>
      <text:p text:style-name="P21"/>
      <text:p text:style-name="P34">choco upgrade all -y</text:p>
      <text:p text:style-name="P14"/>
      <text:p text:style-name="P17">Chocolatey installs most apps into Program Files normally, but a large proportion are put in <text:span text:style-name="T1">C:\ProgramData\chocolatey\bin. </text:span><text:span text:style-name="T9">This folder should get </text:span><text:soft-page-break/><text:span text:style-name="T9">added to your path, but if it </text:span></text:p>
      <text:list xml:id="list150417775475096" text:continue-numbering="true" text:style-name="Outline">
        <text:list-item>
          <text:list>
            <text:list-item>
              <text:h text:style-name="P36" text:outline-level="2"><text:bookmark-start text:name="__RefHeading___Toc1204_815117843"/>Post-Installation Steps<text:bookmark-end text:name="__RefHeading___Toc1204_815117843"/></text:h>
              <text:list>
                <text:list-item>
                  <text:h text:style-name="P25" text:outline-level="3"><text:bookmark-start text:name="__RefHeading___Toc1206_815117843"/>Start Menu<text:bookmark-end text:name="__RefHeading___Toc1206_815117843"/></text:h>
                </text:list-item>
              </text:list>
            </text:list-item>
          </text:list>
        </text:list-item>
      </text:list>
      <text:p text:style-name="P17">Your profile is at: <text:span text:style-name="T1">%UserProfile%\AppData\Roaming\Microsoft\Windows</text:span>. Open your Windows Start Menu folder and create shortcuts to the apps that you will be using frequently. This makes them available by searching by pressing the "Win" key.</text:p>
      <text:list xml:id="list150417219474430" text:continue-numbering="true" text:style-name="Outline">
        <text:list-item>
          <text:list>
            <text:list-item>
              <text:list>
                <text:list-item>
                  <text:h text:style-name="P26" text:outline-level="3"><text:bookmark-start text:name="__RefHeading___Toc1208_815117843"/>P<text:span text:style-name="T8">ATH environment variable</text:span><text:bookmark-end text:name="__RefHeading___Toc1208_815117843"/></text:h>
                </text:list-item>
              </text:list>
            </text:list-item>
          </text:list>
        </text:list-item>
      </text:list>
      <text:p text:style-name="P43">The chocolatey setup installs a utility called PathEditor.exe which you can use to adjust the path. It is in the bin folder mentioned above.</text:p>
      <text:list xml:id="list150416368077829" text:continue-numbering="true" text:style-name="Outline">
        <text:list-item>
          <text:list>
            <text:list-item>
              <text:list>
                <text:list-item>
                  <text:h text:style-name="P25" text:outline-level="3"><text:bookmark-start text:name="__RefHeading___Toc1210_815117843"/>Fonts<text:bookmark-end text:name="__RefHeading___Toc1210_815117843"/></text:h>
                </text:list-item>
              </text:list>
            </text:list-item>
          </text:list>
        </text:list-item>
      </text:list>
      <text:p text:style-name="P2"><text:span text:style-name="T14">Download fonts from </text:span><text:a xlink:type="simple" xlink:href="https://github.com/chrissimpkins/codeface" text:style-name="Internet_20_link" text:visited-style-name="Visited_20_Internet_20_Link">https://github.com/chrissimpkins/codeface</text:a><text:span text:style-name="T14"> and install them all (search for ttf in the unzipped folder).</text:span></text:p>
      <text:list xml:id="list150416655102567" text:continue-numbering="true" text:style-name="Outline">
        <text:list-item>
          <text:list>
            <text:list-item>
              <text:list>
                <text:list-item>
                  <text:h text:style-name="P25" text:outline-level="3"><text:bookmark-start text:name="__RefHeading___Toc1212_815117843"/>Public Materials – Wallpapers, Books<text:bookmark-end text:name="__RefHeading___Toc1212_815117843"/></text:h>
                </text:list-item>
              </text:list>
            </text:list-item>
          </text:list>
        </text:list-item>
      </text:list>
      <text:p text:style-name="P39">Setup these by manual copying to the machine.</text:p>
      <text:list xml:id="list150417214590721" text:continue-numbering="true" text:style-name="Outline">
        <text:list-item>
          <text:list>
            <text:list-item>
              <text:h text:style-name="P35" text:outline-level="2"><text:bookmark-start text:name="__RefHeading___Toc1162_815117843"/>Commands for Debugging TCP <text:span text:style-name="T5">in Windows</text:span><text:bookmark-end text:name="__RefHeading___Toc1162_815117843"/></text:h>
            </text:list-item>
          </text:list>
        </text:list-item>
      </text:list>
      <text:p text:style-name="P18"><text:s text:c="2"/>nbtstat -n</text:p>
      <text:p text:style-name="P28"><text:s text:c="2"/>route print</text:p>
      <text:p text:style-name="P29"><text:s text:c="2"/>route delete 0.0.0.0</text:p>
      <text:p text:style-name="P28"><text:s text:c="2"/>ipconfig /release</text:p>
      <text:p text:style-name="P28"><text:s text:c="2"/>ipconfig /renew</text:p>
      <text:p text:style-name="P29"><text:s text:c="2"/>ipconfig /flushdns</text:p>
      <text:p text:style-name="P14">To reset TCP/IP:</text:p>
      <text:p text:style-name="P1"><text:a xlink:type="simple" xlink:href="http://support.microsoft.com/kb/299357" text:style-name="Internet_20_link" text:visited-style-name="Visited_20_Internet_20_Link">http://support.microsoft.com/kb/299357</text:a><text:span text:style-name="T14"> </text:span><text:a xlink:type="simple" xlink:href="http://www.timdavis.com.au/general/windows-7-default-gateway-0-0-0-0-problem/" text:style-name="Internet_20_link" text:visited-style-name="Visited_20_Internet_20_Link">http://www.timdavis.com.au/general/windows-7-default-gateway-0-0-0-0-problem/</text:a></text:p>
      <text:p text:style-name="P28"><text:s/>netsh int ip reset c:\resetlog.txt</text:p>
      <text:p text:style-name="P28"><text:s/>netsh winsock reset <text:s/>c:\winsock.txt</text:p>
      <text:p text:style-name="P28"><text:s/><text:span text:style-name="T5">t</text:span>hen reboot</text:p>
      <text:p text:style-name="P28"/>
      <text:p text:style-name="P14"><text:soft-page-break/>Check if these services are started and set to automatic.</text:p>
      <text:p text:style-name="P28"><text:s/>DHCP Client</text:p>
      <text:p text:style-name="P28"><text:s/>DNS Client</text:p>
      <text:p text:style-name="P28"><text:s/>Remote Procedure Call (RPC)</text:p>
      <text:p text:style-name="P29"><text:s/>TCP/IP Netbios helper</text:p>
      <text:list xml:id="list150416319145271" text:continue-numbering="true" text:style-name="Outline">
        <text:list-item>
          <text:h text:style-name="P23" text:outline-level="1">Alternative X Servers</text:h>
          <text:list>
            <text:list-item>
              <text:h text:style-name="Heading_20_2" text:outline-level="2">XMing</text:h>
            </text:list-item>
          </text:list>
        </text:list-item>
      </text:list>
      <text:p text:style-name="P4">Install Xming from <text:a xlink:type="simple" xlink:href="http://sourceforge.net/projects/xming/" text:style-name="Internet_20_link" text:visited-style-name="Visited_20_Internet_20_Link">http://sourceforge.net/projects/xming/</text:a> also get the fonts. Then run Pageant and load id_phil.ppk.</text:p>
      <text:p text:style-name="P4">Then open a command prompt and do</text:p>
      <text:p text:style-name="P13">plink.exe -ssh -2 -X <text:a xlink:type="simple" xlink:href="mailto:phil@somebox" text:style-name="Internet_20_link" text:visited-style-name="Visited_20_Internet_20_Link">phil@somebox</text:a> terminator</text:p>
      <text:p text:style-name="P13"/>
      <text:p text:style-name="P9">This will give you a terminal on the remote box and you can then launch Emacs etc. </text:p>
      <text:p text:style-name="P10">Conclusion: <text:span text:style-name="T9">Works. Fonts seem somewhat better than Cygwin. Not convinced by configuration and startup, seems a bit clunky.</text:span></text:p>
      <text:p text:style-name="P8"/>
      <text:list xml:id="list150416325025867" text:continue-numbering="true" text:style-name="Outline">
        <text:list-item>
          <text:list>
            <text:list-item>
              <text:h text:style-name="Heading_20_2" text:outline-level="2">MobaXterm</text:h>
            </text:list-item>
          </text:list>
        </text:list-item>
      </text:list>
      <text:p text:style-name="P5">Available as a portable download. Everything is a single big EXE which unpacks the separate commands to your temp folder when run. Very easy integration with my ssh key. <text:span text:style-name="T13">It is based on Cygwin but has a limited number of programs.</text:span></text:p>
      <text:p text:style-name="P6">Conclusion: <text:span text:style-name="T9">Seems a very good option. The inbuilt terminal uses local fonts and has support for solarized theme built in. </text:span><text:span text:style-name="T11">It is not a replacement for Cygwin because of the limited number of packages bundled, but it is a viable option for connecting to remote boxes.</text:span></text:p>
      <text:p text:style-name="P3"/>
      <text:p text:style-name="P3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199cm" loext:contextual-spacing="false"/>
    </style:style>
    <style:style style:name="Heading" style:family="paragraph" style:parent-style-name="Standard" style:next-style-name="Text_20_body" style:list-style-name="List_20_1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list-style-name="Outline" style:class="text" style:master-page-name="">
      <style:paragraph-properties fo:margin-top="0cm" fo:margin-bottom="0.21cm" loext:contextual-spacing="false" style:page-number="auto" fo:break-before="page" style:shadow="non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ddressee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alutation" style:family="paragraph" style:parent-style-name="Standard" style:class="text">
      <style:paragraph-properties text:number-lines="false" text:line-number="0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12.85cm" style:type="center"/>
          <style:tab-stop style:position="25.7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loext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Sender" style:family="paragraph" style:parent-style-name="Standard" style:class="extra">
      <style:paragraph-properties fo:margin-top="0cm" fo:margin-bottom="0.106cm" loext:contextual-spacing="false" text:number-lines="false" text:line-number="0"/>
    </style:style>
    <style:style style:name="Signature" style:family="paragraph" style:parent-style-name="Standard" style:class="text">
      <style:paragraph-properties text:number-lines="false" text:line-number="0"/>
    </style:style>
    <style:style style:name="Bibliography_20_Heading" style:display-name="Bibliography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Outline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Outline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list-style-name="Outline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list-style-name="Outline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list-style-name="Outline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list-style-name="Outline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Object_20_index_20_heading" style:display-name="Object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_20_index_20_heading" style:display-name="Tabl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Heading" style:display-name="User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 style:master-page-name="">
      <loext:graphic-properties draw:fill-image-width="0cm" draw:fill-image-height="0cm"/>
      <style:paragraph-properties fo:margin-left="0.499cm" fo:margin-right="0cm" fo:text-indent="0cm" style:auto-text-indent="false" style:page-number="auto" style:shadow="none">
        <style:tab-stops/>
      </style:paragraph-properties>
      <style:text-properties fo:background-color="transparent"/>
    </style:style>
    <style:style style:name="Contents_20_3" style:display-name="Contents 3" style:family="paragraph" style:parent-style-name="Index" style:class="index" style:master-page-name="">
      <loext:graphic-properties draw:fill-image-width="0cm" draw:fill-image-height="0cm"/>
      <style:paragraph-properties fo:margin-left="1cm" fo:margin-right="0cm" fo:text-indent="0cm" style:auto-text-indent="false" style:page-number="auto" style:shadow="none">
        <style:tab-stops/>
      </style:paragraph-properties>
      <style:text-properties fo:background-color="transparen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dex_20_Link" style:display-name="Index Link" style:family="text"/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5T15:36:16.531000000</meta:creation-date>
    <dc:date>2016-08-23T15:04:16.002000000</dc:date>
    <meta:editing-duration>P3DT12H56M9S</meta:editing-duration>
    <meta:editing-cycles>108</meta:editing-cycles>
    <meta:generator>LibreOffice/5.1.4.2$Windows_X86_64 LibreOffice_project/f99d75f39f1c57ebdd7ffc5f42867c12031db97a</meta:generator>
    <meta:document-statistic meta:table-count="0" meta:image-count="0" meta:object-count="0" meta:page-count="5" meta:paragraph-count="68" meta:word-count="741" meta:character-count="4820" meta:non-whitespace-character-count="4138"/>
  </office:meta>
</office:document-meta>
</file>